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ca84ab"/>
    </style:style>
    <style:style style:name="P2" style:family="paragraph" style:parent-style-name="Standard">
      <style:text-properties officeooo:rsid="00ca84ab" officeooo:paragraph-rsid="00cbf2a6"/>
    </style:style>
    <style:style style:name="P3" style:family="paragraph" style:parent-style-name="Standard">
      <style:text-properties officeooo:rsid="00a49c3b" officeooo:paragraph-rsid="00a49c3b"/>
    </style:style>
    <style:style style:name="P4" style:family="paragraph" style:parent-style-name="Standard">
      <style:text-properties officeooo:rsid="001bd73f" officeooo:paragraph-rsid="001bd73f"/>
    </style:style>
    <style:style style:name="P5" style:family="paragraph" style:parent-style-name="Standard">
      <style:text-properties officeooo:rsid="001bd73f" officeooo:paragraph-rsid="004e3b99"/>
    </style:style>
    <style:style style:name="P6" style:family="paragraph" style:parent-style-name="Standard">
      <style:text-properties officeooo:rsid="001bd73f" officeooo:paragraph-rsid="005c5d68"/>
    </style:style>
    <style:style style:name="P7" style:family="paragraph" style:parent-style-name="Standard">
      <style:text-properties officeooo:paragraph-rsid="001bd73f"/>
    </style:style>
    <style:style style:name="P8" style:family="paragraph" style:parent-style-name="Standard">
      <style:text-properties officeooo:rsid="001bd73f" officeooo:paragraph-rsid="005037c3"/>
    </style:style>
    <style:style style:name="P9" style:family="paragraph" style:parent-style-name="Standard">
      <style:text-properties officeooo:rsid="001bd73f" officeooo:paragraph-rsid="005202c5"/>
    </style:style>
    <style:style style:name="P10" style:family="paragraph" style:parent-style-name="Standard">
      <style:text-properties officeooo:rsid="001d2a0a" officeooo:paragraph-rsid="001d2a0a"/>
    </style:style>
    <style:style style:name="P11" style:family="paragraph" style:parent-style-name="Standard">
      <style:text-properties officeooo:paragraph-rsid="00628703"/>
    </style:style>
    <style:style style:name="P12" style:family="paragraph" style:parent-style-name="Standard">
      <style:text-properties officeooo:rsid="002f1026" officeooo:paragraph-rsid="00628703"/>
    </style:style>
    <style:style style:name="P13" style:family="paragraph" style:parent-style-name="Standard">
      <style:text-properties officeooo:rsid="002f1026" officeooo:paragraph-rsid="001d2a0a"/>
    </style:style>
    <style:style style:name="P14" style:family="paragraph" style:parent-style-name="Standard">
      <style:text-properties officeooo:rsid="00677252" officeooo:paragraph-rsid="0021ae17"/>
    </style:style>
    <style:style style:name="P15" style:family="paragraph" style:parent-style-name="Standard">
      <style:text-properties officeooo:rsid="004a961d" officeooo:paragraph-rsid="004a961d"/>
    </style:style>
    <style:style style:name="P16" style:family="paragraph" style:parent-style-name="Standard">
      <style:text-properties officeooo:rsid="004a961d" officeooo:paragraph-rsid="006a25e1"/>
    </style:style>
    <style:style style:name="P17" style:family="paragraph" style:parent-style-name="Standard">
      <style:text-properties officeooo:rsid="0067ca6b" officeooo:paragraph-rsid="0067ca6b"/>
    </style:style>
    <style:style style:name="P18" style:family="paragraph" style:parent-style-name="Standard">
      <style:text-properties officeooo:rsid="001d2a0a" officeooo:paragraph-rsid="0028a126"/>
    </style:style>
    <style:style style:name="P19" style:family="paragraph" style:parent-style-name="Standard">
      <style:text-properties officeooo:rsid="001d2a0a" officeooo:paragraph-rsid="008f49d0"/>
    </style:style>
    <style:style style:name="P20" style:family="paragraph" style:parent-style-name="Standard">
      <style:text-properties officeooo:rsid="001d2a0a" officeooo:paragraph-rsid="003c696d"/>
    </style:style>
    <style:style style:name="P21" style:family="paragraph" style:parent-style-name="Standard">
      <style:text-properties officeooo:rsid="008f49d0" officeooo:paragraph-rsid="007c781c"/>
    </style:style>
    <style:style style:name="P22" style:family="paragraph" style:parent-style-name="Standard">
      <style:text-properties officeooo:paragraph-rsid="00a98ce7"/>
    </style:style>
    <style:style style:name="P23" style:family="paragraph" style:parent-style-name="Standard">
      <style:text-properties officeooo:rsid="00bf1cde" officeooo:paragraph-rsid="00bf1cde"/>
    </style:style>
    <style:style style:name="P24" style:family="paragraph" style:parent-style-name="Standard">
      <style:text-properties officeooo:rsid="001d2a0a" officeooo:paragraph-rsid="00978dc1"/>
    </style:style>
    <style:style style:name="P25" style:family="paragraph" style:parent-style-name="Standard">
      <style:text-properties officeooo:rsid="001d2a0a" officeooo:paragraph-rsid="00adb782"/>
    </style:style>
    <style:style style:name="P26" style:family="paragraph" style:parent-style-name="Standard">
      <style:text-properties officeooo:rsid="00261a74" officeooo:paragraph-rsid="00261a74"/>
    </style:style>
    <style:style style:name="P27" style:family="paragraph" style:parent-style-name="Standard">
      <style:text-properties officeooo:rsid="002e00fd" officeooo:paragraph-rsid="002e00fd"/>
    </style:style>
    <style:style style:name="P28" style:family="paragraph" style:parent-style-name="Standard">
      <style:text-properties officeooo:rsid="002e00fd" officeooo:paragraph-rsid="008b4439"/>
    </style:style>
    <style:style style:name="P29" style:family="paragraph" style:parent-style-name="Standard">
      <style:text-properties officeooo:rsid="008e1ede" officeooo:paragraph-rsid="008e1ede"/>
    </style:style>
    <style:style style:name="P30" style:family="paragraph" style:parent-style-name="Standard">
      <style:text-properties officeooo:rsid="005ebde7" officeooo:paragraph-rsid="009db62c"/>
    </style:style>
    <style:style style:name="P31" style:family="paragraph" style:parent-style-name="Standard">
      <style:text-properties officeooo:rsid="005ebde7" officeooo:paragraph-rsid="00878ef6"/>
    </style:style>
    <style:style style:name="P32" style:family="paragraph" style:parent-style-name="Standard">
      <style:text-properties officeooo:rsid="005ebde7" officeooo:paragraph-rsid="006e27ae"/>
    </style:style>
    <style:style style:name="P33" style:family="paragraph" style:parent-style-name="Standard">
      <style:text-properties officeooo:rsid="008e7882" officeooo:paragraph-rsid="008e7882"/>
    </style:style>
    <style:style style:name="P34" style:family="paragraph" style:parent-style-name="Standard">
      <style:text-properties officeooo:rsid="005ebde7" officeooo:paragraph-rsid="00a21d86"/>
    </style:style>
    <style:style style:name="P35" style:family="paragraph" style:parent-style-name="Standard">
      <style:text-properties officeooo:rsid="008e7882" officeooo:paragraph-rsid="00a21d86"/>
    </style:style>
    <style:style style:name="P36" style:family="paragraph" style:parent-style-name="Standard">
      <style:text-properties officeooo:rsid="0066b1ec" officeooo:paragraph-rsid="006e27ae"/>
    </style:style>
    <style:style style:name="P37" style:family="paragraph" style:parent-style-name="Standard">
      <style:text-properties officeooo:rsid="00924086" officeooo:paragraph-rsid="00924086"/>
    </style:style>
    <style:style style:name="P38" style:family="paragraph" style:parent-style-name="Standard">
      <style:text-properties officeooo:rsid="00328a4c" officeooo:paragraph-rsid="00b16a92"/>
    </style:style>
    <style:style style:name="P39" style:family="paragraph" style:parent-style-name="Standard">
      <style:text-properties officeooo:rsid="00328a4c" officeooo:paragraph-rsid="006e27ae"/>
    </style:style>
    <style:style style:name="P40" style:family="paragraph" style:parent-style-name="Standard">
      <style:text-properties fo:font-weight="bold" officeooo:rsid="0035440f" officeooo:paragraph-rsid="00444b3c" style:font-weight-asian="bold" style:font-weight-complex="bold"/>
    </style:style>
    <style:style style:name="P41" style:family="paragraph" style:parent-style-name="Standard">
      <style:text-properties officeooo:rsid="0097ef52" officeooo:paragraph-rsid="0097ef52"/>
    </style:style>
    <style:style style:name="P42" style:family="paragraph" style:parent-style-name="Standard">
      <style:text-properties officeooo:rsid="0035440f" officeooo:paragraph-rsid="00444b3c"/>
    </style:style>
    <style:style style:name="P43" style:family="paragraph" style:parent-style-name="Standard">
      <style:text-properties officeooo:rsid="00988018" officeooo:paragraph-rsid="00444b3c"/>
    </style:style>
    <style:style style:name="P44" style:family="paragraph" style:parent-style-name="Standard">
      <style:paragraph-properties fo:text-align="center" style:justify-single-word="false"/>
      <style:text-properties fo:font-weight="bold" officeooo:rsid="00b99b36" officeooo:paragraph-rsid="00b99b36" style:font-weight-asian="bold" style:font-weight-complex="bold"/>
    </style:style>
    <style:style style:name="P45" style:family="paragraph" style:parent-style-name="Standard">
      <style:text-properties officeooo:paragraph-rsid="00b99b36"/>
    </style:style>
    <style:style style:name="P46" style:family="paragraph" style:parent-style-name="Standard">
      <style:text-properties officeooo:rsid="0023c955" officeooo:paragraph-rsid="0023c955"/>
    </style:style>
    <style:style style:name="P47" style:family="paragraph" style:parent-style-name="Standard">
      <style:text-properties officeooo:rsid="00223350" officeooo:paragraph-rsid="001d2a0a"/>
    </style:style>
    <style:style style:name="P48" style:family="paragraph" style:parent-style-name="Standard">
      <style:text-properties officeooo:rsid="001d2a0a" officeooo:paragraph-rsid="00592435"/>
    </style:style>
    <style:style style:name="P49" style:family="paragraph" style:parent-style-name="Standard">
      <style:text-properties officeooo:rsid="00223350" officeooo:paragraph-rsid="00592435"/>
    </style:style>
    <style:style style:name="P50" style:family="paragraph" style:parent-style-name="Standard">
      <style:paragraph-properties fo:text-align="center" style:justify-single-word="false"/>
      <style:text-properties fo:font-size="21pt" fo:font-weight="bold" officeooo:rsid="0028a126" officeooo:paragraph-rsid="0028a126" style:font-size-asian="21pt" style:font-weight-asian="bold" style:font-size-complex="21pt" style:font-weight-complex="bold"/>
    </style:style>
    <style:style style:name="P51" style:family="paragraph" style:parent-style-name="Standard">
      <style:text-properties officeooo:rsid="0028a126" officeooo:paragraph-rsid="0028a126"/>
    </style:style>
    <style:style style:name="P52" style:family="paragraph" style:parent-style-name="Standard">
      <style:text-properties officeooo:rsid="0029c198" officeooo:paragraph-rsid="0029c198"/>
    </style:style>
    <style:style style:name="P53" style:family="paragraph" style:parent-style-name="Standard">
      <style:text-properties officeooo:rsid="008a68fd" officeooo:paragraph-rsid="008a68fd"/>
    </style:style>
    <style:style style:name="P54" style:family="paragraph" style:parent-style-name="Standard">
      <style:text-properties officeooo:rsid="0029c198" officeooo:paragraph-rsid="008a68fd"/>
    </style:style>
    <style:style style:name="P55" style:family="paragraph" style:parent-style-name="Standard">
      <style:text-properties officeooo:rsid="008fd04c" officeooo:paragraph-rsid="00c3c85d"/>
    </style:style>
    <style:style style:name="P56" style:family="paragraph" style:parent-style-name="Standard">
      <style:text-properties fo:font-weight="bold" officeooo:rsid="00b99b36" officeooo:paragraph-rsid="00b99b36" style:font-weight-asian="bold" style:font-weight-complex="bold"/>
    </style:style>
    <style:style style:name="P57" style:family="paragraph" style:parent-style-name="Standard">
      <style:text-properties officeooo:rsid="00b99b36" officeooo:paragraph-rsid="00b99b36"/>
    </style:style>
    <style:style style:name="P58" style:family="paragraph" style:parent-style-name="Standard">
      <style:text-properties officeooo:rsid="0035440f" officeooo:paragraph-rsid="00b99b36"/>
    </style:style>
    <style:style style:name="P59" style:family="paragraph" style:parent-style-name="Standard">
      <style:text-properties officeooo:rsid="0028a126" officeooo:paragraph-rsid="00b99b36"/>
    </style:style>
    <style:style style:name="P60" style:family="paragraph" style:parent-style-name="Standard">
      <style:text-properties officeooo:rsid="00444b3c" officeooo:paragraph-rsid="00b99b36"/>
    </style:style>
    <style:style style:name="P61" style:family="paragraph" style:parent-style-name="Standard">
      <style:text-properties officeooo:rsid="0029c198" officeooo:paragraph-rsid="00b99b36"/>
    </style:style>
    <style:style style:name="P62" style:family="paragraph" style:parent-style-name="Standard">
      <style:text-properties officeooo:rsid="008fd04c" officeooo:paragraph-rsid="00b99b36"/>
    </style:style>
    <style:style style:name="P63" style:family="paragraph" style:parent-style-name="Standard">
      <style:text-properties officeooo:rsid="00935db3" officeooo:paragraph-rsid="00b99b36"/>
    </style:style>
    <style:style style:name="P64" style:family="paragraph" style:parent-style-name="Standard">
      <style:text-properties officeooo:rsid="007dbe92" officeooo:paragraph-rsid="00bb9180"/>
    </style:style>
    <style:style style:name="P65" style:family="paragraph" style:parent-style-name="Standard">
      <style:text-properties officeooo:rsid="00b07684" officeooo:paragraph-rsid="00bb9180"/>
    </style:style>
    <style:style style:name="P66" style:family="paragraph" style:parent-style-name="Standard">
      <style:text-properties fo:font-weight="bold" officeooo:rsid="0034152c" officeooo:paragraph-rsid="00b99b36" style:font-weight-asian="bold" style:font-weight-complex="bold"/>
    </style:style>
    <style:style style:name="P67" style:family="paragraph" style:parent-style-name="Standard">
      <style:text-properties officeooo:rsid="008fd04c" officeooo:paragraph-rsid="00bb9180"/>
    </style:style>
    <style:style style:name="P68" style:family="paragraph" style:parent-style-name="Standard">
      <style:text-properties officeooo:rsid="00bb9180" officeooo:paragraph-rsid="00bdf48a"/>
    </style:style>
    <style:style style:name="P69" style:family="paragraph" style:parent-style-name="Standard">
      <style:text-properties fo:font-weight="bold" officeooo:rsid="00bb9180" officeooo:paragraph-rsid="00bb9180" style:font-weight-asian="bold" style:font-weight-complex="bold"/>
    </style:style>
    <style:style style:name="P70" style:family="paragraph" style:parent-style-name="Standard">
      <style:text-properties officeooo:rsid="002b9219" officeooo:paragraph-rsid="002b9219"/>
    </style:style>
    <style:style style:name="P71" style:family="paragraph" style:parent-style-name="Standard">
      <style:text-properties officeooo:rsid="00cfa3e5" officeooo:paragraph-rsid="00cfa3e5"/>
    </style:style>
    <style:style style:name="P72" style:family="paragraph" style:parent-style-name="Standard">
      <style:text-properties fo:font-weight="bold" officeooo:rsid="00c65442" officeooo:paragraph-rsid="00c65442" style:font-weight-asian="bold" style:font-weight-complex="bold"/>
    </style:style>
    <style:style style:name="P73" style:family="paragraph" style:parent-style-name="Standard">
      <style:text-properties officeooo:rsid="00c65442" officeooo:paragraph-rsid="00c65442"/>
    </style:style>
    <style:style style:name="P74" style:family="paragraph" style:parent-style-name="Standard">
      <style:text-properties fo:font-weight="bold" officeooo:rsid="00c9e537" officeooo:paragraph-rsid="00c9e537" style:font-weight-asian="bold" style:font-weight-complex="bold"/>
    </style:style>
    <style:style style:name="P75" style:family="paragraph" style:parent-style-name="Preformatted_20_Text">
      <style:text-properties officeooo:rsid="00c65442" officeooo:paragraph-rsid="00c65442"/>
    </style:style>
    <style:style style:name="P76" style:family="paragraph" style:parent-style-name="Standard">
      <style:text-properties officeooo:rsid="00b07684" officeooo:paragraph-rsid="008fd04c"/>
    </style:style>
    <style:style style:name="P77" style:family="paragraph" style:parent-style-name="Standard">
      <style:text-properties officeooo:rsid="007dbe92" officeooo:paragraph-rsid="007dbe92"/>
    </style:style>
    <style:style style:name="P78" style:family="paragraph" style:parent-style-name="Standard">
      <style:text-properties officeooo:rsid="008fd04c" officeooo:paragraph-rsid="008fd04c"/>
    </style:style>
    <style:style style:name="P79" style:family="paragraph" style:parent-style-name="Standard">
      <style:paragraph-properties fo:text-align="center" style:justify-single-word="false"/>
      <style:text-properties officeooo:rsid="008fd04c" officeooo:paragraph-rsid="00935db3"/>
    </style:style>
    <style:style style:name="P80" style:family="paragraph" style:parent-style-name="Standard">
      <style:text-properties officeooo:rsid="008fd04c" officeooo:paragraph-rsid="00935db3"/>
    </style:style>
    <style:style style:name="P81" style:family="paragraph" style:parent-style-name="Standard">
      <style:text-properties style:font-name="Liberation Serif" fo:font-size="10pt" officeooo:rsid="00946076" officeooo:paragraph-rsid="0096386c" style:font-size-asian="10pt" style:font-size-complex="10pt"/>
    </style:style>
    <style:style style:name="P82" style:family="paragraph" style:parent-style-name="Standard">
      <style:text-properties officeooo:paragraph-rsid="0096386c"/>
    </style:style>
    <style:style style:name="P83" style:family="paragraph" style:parent-style-name="Standard">
      <style:text-properties officeooo:paragraph-rsid="00946076"/>
    </style:style>
    <style:style style:name="P84" style:family="paragraph" style:parent-style-name="Standard">
      <style:text-properties style:font-name="Liberation Serif" fo:font-size="10pt" officeooo:rsid="00946076" officeooo:paragraph-rsid="00946076" style:font-size-asian="10pt" style:font-size-complex="10pt"/>
    </style:style>
    <style:style style:name="P85" style:family="paragraph" style:parent-style-name="Standard">
      <style:text-properties style:font-name="Liberation Serif" fo:font-size="10pt" officeooo:rsid="0096386c" officeooo:paragraph-rsid="0096386c" style:font-size-asian="10pt" style:font-size-complex="10pt"/>
    </style:style>
    <style:style style:name="T1" style:family="text">
      <style:text-properties officeooo:rsid="001bd73f"/>
    </style:style>
    <style:style style:name="T2" style:family="text">
      <style:text-properties officeooo:rsid="00b1547c"/>
    </style:style>
    <style:style style:name="T3" style:family="text">
      <style:text-properties officeooo:rsid="00b6eebe"/>
    </style:style>
    <style:style style:name="T4" style:family="text">
      <style:text-properties officeooo:rsid="00ca84ab"/>
    </style:style>
    <style:style style:name="T5" style:family="text">
      <style:text-properties officeooo:rsid="004e3b99"/>
    </style:style>
    <style:style style:name="T6" style:family="text">
      <style:text-properties officeooo:rsid="005c5d68"/>
    </style:style>
    <style:style style:name="T7" style:family="text">
      <style:text-properties officeooo:rsid="00592435"/>
    </style:style>
    <style:style style:name="T8" style:family="text">
      <style:text-properties officeooo:rsid="00308c3f"/>
    </style:style>
    <style:style style:name="T9" style:family="text">
      <style:text-properties officeooo:rsid="0051619a"/>
    </style:style>
    <style:style style:name="T10" style:family="text">
      <style:text-properties officeooo:rsid="005202c5"/>
    </style:style>
    <style:style style:name="T11" style:family="text">
      <style:text-properties officeooo:rsid="00328a4c"/>
    </style:style>
    <style:style style:name="T12" style:family="text">
      <style:text-properties officeooo:rsid="00444b3c"/>
    </style:style>
    <style:style style:name="T13" style:family="text">
      <style:text-properties officeooo:rsid="009bdb78"/>
    </style:style>
    <style:style style:name="T14" style:family="text">
      <style:text-properties officeooo:rsid="00b870f0"/>
    </style:style>
    <style:style style:name="T15" style:family="text">
      <style:text-properties officeooo:rsid="001f21ab"/>
    </style:style>
    <style:style style:name="T16" style:family="text">
      <style:text-properties officeooo:rsid="0021ae17"/>
    </style:style>
    <style:style style:name="T17" style:family="text">
      <style:text-properties officeooo:rsid="00afe408"/>
    </style:style>
    <style:style style:name="T18" style:family="text">
      <style:text-properties officeooo:rsid="006753e9"/>
    </style:style>
    <style:style style:name="T19" style:family="text">
      <style:text-properties officeooo:rsid="00ad10e4"/>
    </style:style>
    <style:style style:name="T20" style:family="text">
      <style:text-properties officeooo:rsid="00542c72"/>
    </style:style>
    <style:style style:name="T21" style:family="text">
      <style:text-properties officeooo:rsid="00223350"/>
    </style:style>
    <style:style style:name="T22" style:family="text">
      <style:text-properties officeooo:rsid="0028a126"/>
    </style:style>
    <style:style style:name="T23" style:family="text">
      <style:text-properties officeooo:rsid="003d5cdb"/>
    </style:style>
    <style:style style:name="T24" style:family="text">
      <style:text-properties officeooo:rsid="004a961d"/>
    </style:style>
    <style:style style:name="T25" style:family="text">
      <style:text-properties officeooo:rsid="008f49d0"/>
    </style:style>
    <style:style style:name="T26" style:family="text">
      <style:text-properties officeooo:rsid="007f9193"/>
    </style:style>
    <style:style style:name="T27" style:family="text">
      <style:text-properties officeooo:rsid="00bf1cde"/>
    </style:style>
    <style:style style:name="T28" style:family="text">
      <style:text-properties officeooo:rsid="00a31a03"/>
    </style:style>
    <style:style style:name="T29" style:family="text">
      <style:text-properties officeooo:rsid="009a3827"/>
    </style:style>
    <style:style style:name="T30" style:family="text">
      <style:text-properties officeooo:rsid="009d9f04"/>
    </style:style>
    <style:style style:name="T31" style:family="text">
      <style:text-properties officeooo:rsid="00a4e087"/>
    </style:style>
    <style:style style:name="T32" style:family="text">
      <style:text-properties officeooo:rsid="00a98ce7"/>
    </style:style>
    <style:style style:name="T33" style:family="text">
      <style:text-properties officeooo:rsid="00a6641d"/>
    </style:style>
    <style:style style:name="T34" style:family="text">
      <style:text-properties officeooo:rsid="0041c6bc"/>
    </style:style>
    <style:style style:name="T35" style:family="text">
      <style:text-properties officeooo:rsid="008c6534"/>
    </style:style>
    <style:style style:name="T36" style:family="text">
      <style:text-properties officeooo:rsid="008b4439"/>
    </style:style>
    <style:style style:name="T37" style:family="text">
      <style:text-properties fo:font-weight="normal" officeooo:rsid="00bf240c" style:font-weight-asian="normal" style:font-weight-complex="normal"/>
    </style:style>
    <style:style style:name="T38" style:family="text">
      <style:text-properties officeooo:rsid="00a21d86"/>
    </style:style>
    <style:style style:name="T39" style:family="text">
      <style:text-properties officeooo:rsid="005ebde7"/>
    </style:style>
    <style:style style:name="T40" style:family="text">
      <style:text-properties officeooo:rsid="00a84267"/>
    </style:style>
    <style:style style:name="T41" style:family="text">
      <style:text-properties officeooo:rsid="0080fc68"/>
    </style:style>
    <style:style style:name="T42" style:family="text">
      <style:text-properties officeooo:rsid="004afc31"/>
    </style:style>
    <style:style style:name="T43" style:family="text">
      <style:text-properties officeooo:rsid="00a8dfcb"/>
    </style:style>
    <style:style style:name="T44" style:family="text">
      <style:text-properties officeooo:rsid="00aebc89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9b91af" style:font-weight-asian="bold" style:font-weight-complex="bold"/>
    </style:style>
    <style:style style:name="T47" style:family="text">
      <style:text-properties officeooo:rsid="009b91af"/>
    </style:style>
    <style:style style:name="T48" style:family="text">
      <style:text-properties officeooo:rsid="00471849"/>
    </style:style>
    <style:style style:name="T49" style:family="text">
      <style:text-properties fo:background-color="#ffff00" loext:char-shading-value="0"/>
    </style:style>
    <style:style style:name="T50" style:family="text">
      <style:text-properties officeooo:rsid="00a371ac"/>
    </style:style>
    <style:style style:name="T51" style:family="text">
      <style:text-properties officeooo:rsid="0041c7f7"/>
    </style:style>
    <style:style style:name="T52" style:family="text">
      <style:text-properties officeooo:rsid="0048a8a7"/>
    </style:style>
    <style:style style:name="T53" style:family="text">
      <style:text-properties officeooo:rsid="00c3c85d"/>
    </style:style>
    <style:style style:name="T54" style:family="text">
      <style:text-properties officeooo:rsid="00935db3"/>
    </style:style>
    <style:style style:name="T55" style:family="text">
      <style:text-properties officeooo:rsid="0029c198"/>
    </style:style>
    <style:style style:name="T56" style:family="text">
      <style:text-properties officeooo:rsid="00b99b36"/>
    </style:style>
    <style:style style:name="T57" style:family="text">
      <style:text-properties officeooo:rsid="009358ef"/>
    </style:style>
    <style:style style:name="T58" style:family="text">
      <style:text-properties style:text-underline-style="solid" style:text-underline-width="auto" style:text-underline-color="font-color" fo:font-weight="bold" officeooo:rsid="00b07684" style:font-weight-asian="bold" style:font-weight-complex="bold"/>
    </style:style>
    <style:style style:name="T59" style:family="text">
      <style:text-properties officeooo:rsid="00b3d4f5"/>
    </style:style>
    <style:style style:name="T60" style:family="text">
      <style:text-properties officeooo:rsid="0075209a"/>
    </style:style>
    <style:style style:name="T61" style:family="text">
      <style:text-properties officeooo:rsid="00c625d9"/>
    </style:style>
    <style:style style:name="T62" style:family="text">
      <style:text-properties officeooo:rsid="00cd5c5d"/>
    </style:style>
    <style:style style:name="T63" style:family="text">
      <style:text-properties officeooo:rsid="00bb9180"/>
    </style:style>
    <style:style style:name="T64" style:family="text">
      <style:text-properties officeooo:rsid="00bdf48a"/>
    </style:style>
    <style:style style:name="T65" style:family="text">
      <style:text-properties fo:font-weight="bold" officeooo:rsid="00cf40b9" style:font-weight-asian="bold" style:font-weight-complex="bold"/>
    </style:style>
    <style:style style:name="T66" style:family="text">
      <style:text-properties officeooo:rsid="00cf40b9"/>
    </style:style>
    <style:style style:name="T67" style:family="text">
      <style:text-properties officeooo:rsid="00c3079e"/>
    </style:style>
    <style:style style:name="T68" style:family="text">
      <style:text-properties fo:font-variant="normal" fo:text-transform="none" fo:color="#0a0a0a" loext:opacity="100%" fo:font-size="10.5pt" fo:letter-spacing="normal" fo:font-style="normal" fo:font-weight="normal"/>
    </style:style>
    <style:style style:name="T69" style:family="text">
      <style:text-properties fo:font-variant="normal" fo:text-transform="none" fo:color="#0a0a0a" loext:opacity="100%" fo:font-size="10.5pt" fo:letter-spacing="normal" fo:font-style="normal" fo:font-weight="normal" officeooo:rsid="00c9700e"/>
    </style:style>
    <style:style style:name="T70" style:family="text">
      <style:text-properties fo:font-weight="bold" officeooo:rsid="00946076" style:font-weight-asian="bold" style:font-weight-complex="bold"/>
    </style:style>
    <style:style style:name="T71" style:family="text">
      <style:text-properties style:font-name="Liberation Serif" fo:font-size="10pt" officeooo:rsid="00946076" style:font-size-asian="10pt" style:font-size-complex="10pt"/>
    </style:style>
    <style:style style:name="T72" style:family="text">
      <style:text-properties style:font-name="Liberation Serif" officeooo:rsid="0096386c"/>
    </style:style>
    <style:style style:name="T73" style:family="text">
      <style:text-properties officeooo:rsid="0096f591"/>
    </style:style>
    <style:style style:name="T74" style:family="text">
      <style:text-properties style:font-name="Liberation Serif" fo:font-size="10pt" officeooo:rsid="0096386c" style:font-size-asian="10pt" style:font-size-complex="10pt"/>
    </style:style>
    <style:style style:name="T75" style:family="text">
      <style:text-properties officeooo:rsid="0096386c"/>
    </style:style>
    <style:style style:name="T76" style:family="text">
      <style:text-properties style:font-name="Liberation Serif" officeooo:rsid="0096661e"/>
    </style:style>
    <style:style style:name="T77" style:family="text">
      <style:text-properties style:font-name="Liberation Serif" officeooo:rsid="00978913"/>
    </style:style>
    <style:style style:name="T78" style:family="text">
      <style:text-properties style:font-name="Liberation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ELK в кубере работает через NFS, по другому запустить никак не удается — докер виснет. </text:span><text:span text:style-name="T3">Для Кубера должны быть:</text:span></text:p>
      <text:p text:style-name="P1"><text:span text:style-name="T3">- 2 папки в NFS </text:span><text:span text:style-name="T4">для эластика</text:span><text:span text:style-name="T3">: <text:s/>/files/data/ELK</text:span><text:span text:style-name="T4">_Conf и </text:span><text:span text:style-name="T3">/files/data/ELK</text:span><text:span text:style-name="T4">_Data</text:span></text:p>
      <text:p text:style-name="P2">- 1 папка <text:span text:style-name="T3">в NFS</text:span> для Кибаны: <text:span text:style-name="T3">/files/data/</text:span>Kibana</text:p>
      <text:p text:style-name="P3"/>
      <text:p text:style-name="P4">2. ВРЕМЕННО удаляем из el<text:span text:style-name="T5">astic_nfc</text:span>.yaml строку :</text:p>
      <text:p text:style-name="P4"/>
      <text:p text:style-name="P4"><text:s text:c="6"/>- mountPath: /usr/share/elasticsearch/config</text:p>
      <text:p text:style-name="P4"><text:s text:c="8"/>name: myconf</text:p>
      <text:p text:style-name="P4"/>
      <text:p text:style-name="P5">3. Устанавливаем Elastic из el<text:span text:style-name="T5">astic_nfc</text:span>.yaml</text:p>
      <text:p text:style-name="P5"/>
      <text:p text:style-name="P6">4. Копируем содержимое папки <text:span text:style-name="T5">в поде elastic -</text:span> /usr/share/elasticsearch/config в ELK, <text:span text:style-name="T6">получим папку config внутри <text:s/></text:span>ELK, <text:span text:style-name="T6">перемещаем из папки config файлы на уровень выше, после папку config удаляем.</text:span></text:p>
      <text:p text:style-name="P7"/>
      <text:p text:style-name="P8"><text:span text:style-name="T7">5</text:span>. Воз<text:span text:style-name="T8">в</text:span>ращаем в el<text:span text:style-name="T5">astic_nfc</text:span>.yaml конфиг ранее удаленные строки для активации маунта конфига</text:p>
      <text:p text:style-name="P8"/>
      <text:p text:style-name="P9"><text:span text:style-name="T7">6</text:span>. <text:span text:style-name="T9">Удаляем под — kubectl delete statefulset elastic <text:s/>и снова создаем из файла </text:span>el<text:span text:style-name="T5">astic_nfc</text:span>.yaml. <text:span text:style-name="T10">Должно все запуститься с маппингом на локальную папку ELK.</text:span></text:p>
      <text:p text:style-name="P9"/>
      <text:p text:style-name="P10"><text:span text:style-name="T7">7</text:span>. В контейнере ELK создаем сертификаты, при создании сертификата — <text:span text:style-name="T11">добавляем пароль, везде один, например — тот же «</text:span><text:span text:style-name="T12">elastic»</text:span>:</text:p>
      <text:p text:style-name="P10"/>
      <text:p text:style-name="P10">bash</text:p>
      <text:p text:style-name="P10">cd /usr/share/elasticsearch <text:span text:style-name="T13">(</text:span><text:span text:style-name="T14">необязательно, только </text:span><text:span text:style-name="T13">если не в этой папке)</text:span></text:p>
      <text:p text:style-name="P10">./bin/elasticsearch-certutil ca</text:p>
      <text:p text:style-name="P10">./bin/elasticsearch-certutil cert --ca elastic-stack-ca.p12</text:p>
      <text:p text:style-name="P10"/>
      <text:p text:style-name="P11">- <text:span text:style-name="T15">скопировать получивши</text:span><text:span text:style-name="T16">еся</text:span><text:span text:style-name="T15"> файл</text:span><text:span text:style-name="T16">ы</text:span><text:span text:style-name="T15"> elastic-certificates.p12, elastic-stack-ca.p12 в папку config</text:span></text:p>
      <text:p text:style-name="P11"/>
      <text:p text:style-name="P12">cp elastic-certificates.p12 ./config/</text:p>
      <text:p text:style-name="P12">cp elastic-stack-ca.p12 ./config/</text:p>
      <text:p text:style-name="P13"/>
      <text:p text:style-name="P14"/>
      <text:p text:style-name="P15">Важно!</text:p>
      <text:p text:style-name="P16">У подов Кубера типа StatefulSet —</text:p>
      <text:p text:style-name="P16"><text:s/>IP <text:span text:style-name="T17">сервиса (не пода! Сервиса!) </text:span>не изменяется при перезапуска контейнера или удаления контейнера (через UI), он изменяется только если мы пересоздаем контейнер командами kubectl</text:p>
      <text:p text:style-name="P15">Для подов докера — IP также <text:span text:style-name="T18">сохраняется</text:span> при остановке и перезапуске контейнера. НО! IP меняется, если удалить под и командами UI, и командами докера.</text:p>
      <text:p text:style-name="P15"/>
      <text:p text:style-name="P17">Начинаем делать сертификаты, <text:span text:style-name="T19">запускаем в контейнере:</text:span></text:p>
      <text:p text:style-name="P10"/>
      <text:p text:style-name="P10">./bin/elasticsearch-certutil http</text:p>
      <text:p text:style-name="P10"/>
      <text:p text:style-name="P10">- <text:span text:style-name="T16">generate CSR — n</text:span></text:p>
      <text:p text:style-name="P10">- <text:span text:style-name="T16">use exist CA — y</text:span></text:p>
      <text:p text:style-name="P10">- <text:span text:style-name="T16">указать путь - /usr/share/elasticsearch/config/elastic-stack-ca.p12</text:span></text:p>
      <text:p text:style-name="P10">- <text:span text:style-name="T20">ранее введенный пароль</text:span></text:p>
      <text:p text:style-name="P10"><text:soft-page-break/>- <text:span text:style-name="T21">без изменений — 5 лет</text:span></text:p>
      <text:p text:style-name="P10">- <text:span text:style-name="T21">сертификат для ноды — y</text:span></text:p>
      <text:p text:style-name="P18">- <text:span text:style-name="T22">для</text:span><text:span text:style-name="T21"> </text:span><text:span text:style-name="T23">node</text:span><text:span text:style-name="T21"> — </text:span><text:span text:style-name="T22">указываем — elastic-service </text:span><text:span text:style-name="T24">(для Кубера) </text:span><text:span text:style-name="T25">или localhost (для Докера)</text:span></text:p>
      <text:p text:style-name="P19">- <text:span text:style-name="T12">для host</text:span><text:span text:style-name="T26">names</text:span><text:span text:style-name="T12"> — указываем - <text:s/></text:span><text:span text:style-name="T22">elastic-service </text:span><text:span text:style-name="T24">(для Кубера) <text:s/></text:span><text:span text:style-name="T25">или localhost (для Докера)</text:span></text:p>
      <text:p text:style-name="P20"><text:span text:style-name="T21">- <text:s/>для IP адреса — </text:span><text:span text:style-name="T22">указываем:</text:span></text:p>
      <text:p text:style-name="P21"/>
      <text:p text:style-name="P22"><text:span text:style-name="T27">для докера - </text:span><text:span text:style-name="T28">3</text:span><text:span text:style-name="T25"> IP из описания контейнера в </text:span><text:span text:style-name="T29">случае До</text:span><text:span text:style-name="T25">кер</text:span><text:span text:style-name="T29">а </text:span><text:span text:style-name="T30">(раздел Inspect </text:span><text:span text:style-name="T31">в контейнере, через UI, </text:span><text:span text:style-name="T32">либо можно вывести в консоли командой - </text:span><text:span text:style-name="T31">docker container inspect elastic</text:span><text:span text:style-name="T30">)</text:span><text:span text:style-name="T25"> — </text:span><text:span text:style-name="T31">там раздел Networks, параметры -</text:span><text:span text:style-name="T25"> Gateway, IPAddress и следующий IP — для кибаны</text:span></text:p>
      <text:p text:style-name="P22"/>
      <text:p text:style-name="P23">для кубера — ничего не указываем из IP-адресов, обращаться будем через сервис по имени</text:p>
      <text:p text:style-name="P24"/>
      <text:p text:style-name="P10">- <text:span text:style-name="T21">сделать еще один сертификат — n</text:span></text:p>
      <text:p text:style-name="P25">- <text:span text:style-name="T33">указываем пароль для сертификата</text:span></text:p>
      <text:p text:style-name="P10"/>
      <text:p text:style-name="P26">распаковать сгенерированный файл elasticsearch-ssl-http.zip командой <text:span text:style-name="T22">(в контейнере)</text:span>:</text:p>
      <text:p text:style-name="P26"/>
      <text:p text:style-name="P26">unzip elasticsearch-ssl-http.zip</text:p>
      <text:p text:style-name="P26"/>
      <text:p text:style-name="P26">будет созданы 2 папки:</text:p>
      <text:p text:style-name="P26">- elasticsearch</text:p>
      <text:p text:style-name="P26">- kibana</text:p>
      <text:p text:style-name="P26"/>
      <text:p text:style-name="P10">- <text:span text:style-name="T34">переместить</text:span><text:span text:style-name="T21"> получивши</text:span><text:span text:style-name="T35">е</text:span><text:span text:style-name="T21">ся файл</text:span><text:span text:style-name="T35">ы</text:span><text:span text:style-name="T21"> в папку config:</text:span></text:p>
      <text:p text:style-name="P10"/>
      <text:p text:style-name="P27">cp ./elasticsearch/http.p12 ./config</text:p>
      <text:p text:style-name="P28">cp ./<text:span text:style-name="T36">kibana</text:span>/elasticsearch-ca.pem ./config</text:p>
      <text:p text:style-name="P27"/>
      <text:p text:style-name="P29">Для Кубера:</text:p>
      <text:p text:style-name="P30">Открываем elasticsearch.yml, <text:span text:style-name="T37">удаляем что есть, вставляем:</text:span></text:p>
      <text:p text:style-name="P31"><text:line-break/>cluster.name: "docker-cluster"</text:p>
      <text:p text:style-name="P31">network.host: 0.0.0.0</text:p>
      <text:p text:style-name="P31">node.name: "elastic-service" </text:p>
      <text:p text:style-name="P31">xpack.security.transport.ssl.enabled: true</text:p>
      <text:p text:style-name="P31">xpack.security.transport.ssl.verification_mode: certificate </text:p>
      <text:p text:style-name="P31">xpack.security.transport.ssl.client_authentication: required</text:p>
      <text:p text:style-name="P31">xpack.security.transport.ssl.keystore.path: elastic-certificates.p12</text:p>
      <text:p text:style-name="P31">xpack.security.transport.ssl.truststore.path: elastic-certificates.p12</text:p>
      <text:p text:style-name="P31">xpack.security.http.ssl.enabled: true</text:p>
      <text:p text:style-name="P31">xpack.security.http.ssl.keystore.path: http.p12</text:p>
      <text:p text:style-name="P31">xpack.security.enrollment.enabled: true</text:p>
      <text:p text:style-name="P32"/>
      <text:p text:style-name="P32"/>
      <text:p text:style-name="P33">Для Докера:</text:p>
      <text:p text:style-name="P33"/>
      <text:p text:style-name="P34">node.name: "<text:span text:style-name="T38">wide</text:span>" <text:s text:c="4"/>← <text:span text:style-name="T38">тут произвольно</text:span></text:p>
      <text:p text:style-name="P33">xpack.security.enabled: true</text:p>
      <text:p text:style-name="P33">xpack.security.enrollment.enabled: true</text:p>
      <text:p text:style-name="P33">xpack.security.http.ssl.enabled: true</text:p>
      <text:p text:style-name="P33">xpack.security.http.ssl.keystore.path: http.p12</text:p>
      <text:p text:style-name="P33">xpack.security.transport.ssl.enabled: true</text:p>
      <text:p text:style-name="P33"><text:soft-page-break/>xpack.security.transport.ssl.verification_mode: certificate</text:p>
      <text:p text:style-name="P33">xpack.security.transport.ssl.keystore.path: elastic-certificates.p12</text:p>
      <text:p text:style-name="P33">xpack.security.transport.ssl.truststore.path: elastic-certificates.p12</text:p>
      <text:p text:style-name="P35">cluster.initial_master_nodes: "wide" <text:s/><text:span text:style-name="T39">← </text:span><text:span text:style-name="T38">тут также как и node.name</text:span></text:p>
      <text:p text:style-name="P32"/>
      <text:p text:style-name="P36">Сохраняем</text:p>
      <text:p text:style-name="P36"/>
      <text:p text:style-name="P37">Для докера — удаляем файл elasticsearch.keystore <text:span text:style-name="T40">(если ранее не удалили)</text:span></text:p>
      <text:p text:style-name="P32"/>
      <text:p text:style-name="P38">Выполнить <text:span text:style-name="T41">3 </text:span>команд<text:span text:style-name="T41">ы</text:span> (в контейнере), <text:span text:style-name="T42">для сохранения пароля при загрузке сервисов </text:span><text:span text:style-name="T43">(если спросят о создании </text:span><text:span text:style-name="T44">или перезаписи</text:span><text:span text:style-name="T43"> — со</text:span><text:span text:style-name="T44">глашаемся</text:span><text:span text:style-name="T43">)</text:span>:</text:p>
      <text:p text:style-name="P39"/>
      <text:p text:style-name="P39">./bin/elasticsearch-keystore add xpack.security.transport.ssl.keystore.secure_password</text:p>
      <text:p text:style-name="P39">./bin/elasticsearch-keystore add xpack.security.transport.ssl.truststore.secure_password</text:p>
      <text:p text:style-name="P39">./bin/elasticsearch-keystore add xpack.security.http.ssl.keystore.secure_password</text:p>
      <text:p text:style-name="P39"/>
      <text:p text:style-name="P40">Обновляем http.p12 сертификат</text:p>
      <text:p text:style-name="P40"/>
      <text:p text:style-name="P41"><text:span text:style-name="T45">Важно — </text:span><text:span text:style-name="T46">в релизе ElasticSearch 9.0.2 </text:span><text:span text:style-name="T45">не работает команда apt или apt-get</text:span></text:p>
      <text:p text:style-name="P41">Это обнаружилось в новой версии ElasticSearch, в этом образе нет этих команд, но встроен уже <text:span text:style-name="T47">необходимый </text:span>JDK. Делаем так:</text:p>
      <text:p text:style-name="P41">cd jdk/bin</text:p>
      <text:p text:style-name="P41">./keytool -importkeystore -destkeystore ../../config/http.p12 <text:s/>-srckeystore ../../config/elastic-stack-ca.p12 -srcstoretype PKCS12</text:p>
      <text:p text:style-name="P42"/>
      <text:p text:style-name="P42">Соглашаемся на замену <text:span text:style-name="T48">одного или </text:span>обоих сертификатов.</text:p>
      <text:p text:style-name="P42">Проверяем, оба сертификата должны быть НЕ trusted, а PrivateKeyEntry:</text:p>
      <text:p text:style-name="P43">./keytool -keystore ../../config/http.p12 -list</text:p>
      <text:p text:style-name="P42"/>
      <text:p text:style-name="P42">Результат:</text:p>
      <text:p text:style-name="P42"/>
      <text:p text:style-name="P42">Keystore type: PKCS12</text:p>
      <text:p text:style-name="P42">Keystore provider: SUN</text:p>
      <text:p text:style-name="P42"/>
      <text:p text:style-name="P42">Your keystore contains 2 entries</text:p>
      <text:p text:style-name="P42"/>
      <text:p text:style-name="P42">ca, Aug 28, 2024, <text:span text:style-name="T49">PrivateKeyEntry</text:span>, </text:p>
      <text:p text:style-name="P42">Certificate fingerprint (SHA-256): 00:10:6E:2E:8E:9C:86:52:76:AB:95:85:F3:B9:01:30:A4:27:B4:5B:0B:FF:D5:66:8B:60:98:2C:88:6D:F7:79</text:p>
      <text:p text:style-name="P42">http, Aug 28, 2024, <text:span text:style-name="T49">PrivateKeyEntry</text:span>, </text:p>
      <text:p text:style-name="P42">Certificate fingerprint (SHA-256): B4:71:FF:29:37:68:46:BA:91:5C:F1:71:31:40:21:96:E5:09:3A:D7:7F:1D:30:6A:E4:C4:AF:6E:79:2E:7C:4D</text:p>
      <text:p text:style-name="P42"/>
      <text:p text:style-name="P44">Перестартуем под в Докере или Кубере!</text:p>
      <text:p text:style-name="P42"/>
      <text:p text:style-name="P45"/>
      <text:p text:style-name="P46"/>
      <text:p text:style-name="P46">Важно!</text:p>
      <text:p text:style-name="P46"><text:soft-page-break/>Если первоначально для переиндексации содержимого выскакивает ошибка — сделать тестовую новую запись в аукционе, произойдет первоначальная инициализация БД Elastic, потом удаляем эту тестовую запись и производим переиндексацию БД Elastic.</text:p>
      <text:p text:style-name="P47"/>
      <text:p text:style-name="P47"/>
      <text:p text:style-name="P48"><text:span text:style-name="T7">П</text:span><text:span text:style-name="T21">олучить FingerPrint командой </text:span><text:span text:style-name="T22">(в консоли)</text:span><text:span text:style-name="T21">:</text:span></text:p>
      <text:p text:style-name="P48"/>
      <text:p text:style-name="P49">openssl x509 -fingerprint -sha256 -in /<text:span text:style-name="T50">files</text:span>/data/ELK_Conf/http.p12<text:line-break/><text:line-break/><text:span text:style-name="T42">Запомнить, <text:s/>п</text:span><text:span text:style-name="T34">отом вставить в Vault для </text:span><text:span text:style-name="T51">использования в проекте Аукциона </text:span><text:span text:style-name="T12">(для Кубера)</text:span></text:p>
      <text:p text:style-name="P47"/>
      <text:p text:style-name="P47"/>
      <text:p text:style-name="P50">Подключение Kibana</text:p>
      <text:p text:style-name="P51"/>
      <text:p text:style-name="P52">В папке <text:span text:style-name="T22">Kibana_Conf </text:span>создаем файл конфигурации — kibana.yml, в нем <text:span text:style-name="T52">создаем </text:span>это:</text:p>
      <text:p text:style-name="P52"/>
      <text:p text:style-name="P52">server.host: 0.0.0.0</text:p>
      <text:p text:style-name="P52">server.shutdownTimeout: 5s</text:p>
      <text:p text:style-name="P52"/>
      <text:p text:style-name="P53"><text:span text:style-name="T45">Важно</text:span> — если делаем контейнер в Докере — этот файл создаётся сам, но там нужно удалить все, кроме :</text:p>
      <text:p text:style-name="P54">server.host: 0.0.0.0</text:p>
      <text:p text:style-name="P54">server.shutdownTimeout: 5s</text:p>
      <text:p text:style-name="P54"/>
      <text:p text:style-name="P54"/>
      <text:p text:style-name="P55"><text:span text:style-name="T53">К</text:span><text:span text:style-name="T54">опируем из ELK файл </text:span>elasticsearch-ca.pem <text:span text:style-name="T54">в Kibana</text:span></text:p>
      <text:p text:style-name="P54"/>
      <text:p text:style-name="P54"/>
      <text:p text:style-name="P54"/>
      <text:p text:style-name="P54"/>
      <text:p text:style-name="P56">Подключение кибаны для докера</text:p>
      <text:p text:style-name="P57"/>
      <text:p text:style-name="P57">Для докера подключаем через токен</text:p>
      <text:p text:style-name="P58">генерируем токен для Kibana <text:span text:style-name="T22"><text:s/>(в контейнере):</text:span></text:p>
      <text:p text:style-name="P59"/>
      <text:p text:style-name="P59">elasticsearch-create-enrollment-token -s kibana</text:p>
      <text:p text:style-name="P60"/>
      <text:p text:style-name="P57">Запускаем кибану</text:p>
      <text:p text:style-name="P61">Открываем <text:s/>- <text:a xlink:type="simple" xlink:href="http://localhost:30435/" text:style-name="Internet_20_link" text:visited-style-name="Visited_20_Internet_20_Link">http://localhost:30435/</text:a></text:p>
      <text:p text:style-name="P57">В появившемся окне вставляем сгенерированный токен из эластика, пароль — <text:span text:style-name="T55">elastic:elastic</text:span></text:p>
      <text:p text:style-name="P57"/>
      <text:p text:style-name="P62"><text:span text:style-name="T56">Завершаем настройку - в</text:span>ыполняем в контейнере <text:span text:style-name="T57">кибаны</text:span>:</text:p>
      <text:p text:style-name="P62">./bin/kibana-encryption-keys generate --force</text:p>
      <text:p text:style-name="P62"/>
      <text:p text:style-name="P62">появившиеся 3 строки:</text:p>
      <text:p text:style-name="P62"/>
      <text:p text:style-name="P62">xpack.encryptedSavedObjects.encryptionKey: 393a9d4563854ae7a96145f7ac31af14</text:p>
      <text:p text:style-name="P62">xpack.reporting.encryptionKey: 597d6a09036e256093c42a1398ef15ea</text:p>
      <text:p text:style-name="P62">xpack.security.encryptionKey: 2d780dcf851c0b986cf0b6a9f12430e9</text:p>
      <text:p text:style-name="P62"/>
      <text:p text:style-name="P62">копируем в kibana.yml</text:p>
      <text:p text:style-name="P62"/>
      <text:p text:style-name="P62"><text:soft-page-break/>-<text:span text:style-name="T54">, заменяем в </text:span>kibana.yml <text:span text:style-name="T54">строку:</text:span></text:p>
      <text:p text:style-name="P62"/>
      <text:p text:style-name="P63">elasticsearch.ssl.certificateAuthorities: [/usr/share/kibana/data/ca_что-то там.crt]</text:p>
      <text:p text:style-name="P63"/>
      <text:p text:style-name="P63">на</text:p>
      <text:p text:style-name="P63"/>
      <text:p text:style-name="P63">elasticsearch.ssl.certificateAuthorities: config/elasticsearch-ca.pem</text:p>
      <text:p text:style-name="P63"/>
      <text:p text:style-name="P64"><text:span text:style-name="T58">ЗАМЕНЯЕМ</text:span> обращение к поду эластика на обращение к сервису, правим kibana.yml — заменяем значение IP пода на — elastic-service, должно заработать</text:p>
      <text:p text:style-name="P65">Иначе, если не менять — IP пода эластика изменится и кибана не сможет к нему подсоединитьс<text:span text:style-name="T59">я</text:span>, не будет работать.</text:p>
      <text:p text:style-name="P63"/>
      <text:p text:style-name="P57">Все.</text:p>
      <text:p text:style-name="P66"/>
      <text:p text:style-name="P54"/>
      <text:p text:style-name="P56">Подключение кибаны для Кубера</text:p>
      <text:p text:style-name="P56"/>
      <text:p text:style-name="P52">Разворачиваем контейнер kibana из /home/alex/Docs/Docker/Scripts/ELK/kibana<text:span text:style-name="T60">_nfs</text:span>.yaml</text:p>
      <text:p text:style-name="P52"/>
      <text:p text:style-name="P57">В контейнере эластика устанавливаем пароль для пользователя kibana:</text:p>
      <text:p text:style-name="P57"/>
      <text:p text:style-name="P57">./bin/elasticsearch-reset-password -<text:span text:style-name="T61">i </text:span>-u kibana --url <text:a xlink:type="simple" xlink:href="https://elastic-service:9200/" text:style-name="Internet_20_link" text:visited-style-name="Visited_20_Internet_20_Link">https://elastic-service:9200</text:a></text:p>
      <text:p text:style-name="P57">Будет <text:span text:style-name="T61">вопрос 2 раза ввести новый пароль</text:span> для пользователя kibana, <text:span text:style-name="T62">вводим </text:span><text:span text:style-name="T61">например - kibana</text:span>.</text:p>
      <text:p text:style-name="P57"/>
      <text:p text:style-name="P67">Выполняем в контейнере <text:span text:style-name="T57">кибаны</text:span>:</text:p>
      <text:p text:style-name="P67">./bin/kibana-encryption-keys generate --force</text:p>
      <text:p text:style-name="P67"/>
      <text:p text:style-name="P67">появившиеся 3 строки <text:span text:style-name="T63">запоминаем, например</text:span>:</text:p>
      <text:p text:style-name="P67"/>
      <text:p text:style-name="P67">xpack.encryptedSavedObjects.encryptionKey: 393a9d4563854ae7a96145f7ac31af14</text:p>
      <text:p text:style-name="P67">xpack.reporting.encryptionKey: 597d6a09036e256093c42a1398ef15ea</text:p>
      <text:p text:style-name="P67">xpack.security.encryptionKey: 2d780dcf851c0b986cf0b6a9f12430e9</text:p>
      <text:p text:style-name="P52"/>
      <text:p text:style-name="P57">Открываем для конфигурирования файл настройки кибаны kibana.yml, там должно быть:</text:p>
      <text:p text:style-name="P57"/>
      <text:p text:style-name="P57">server.host: "0.0.0.0"</text:p>
      <text:p text:style-name="P57">server.shutdownTimeout: "5s"</text:p>
      <text:p text:style-name="P57">elasticsearch.hosts: ["https://elastic-service:9200"]</text:p>
      <text:p text:style-name="P57">elasticsearch.username: "kibana"</text:p>
      <text:p text:style-name="P57">elasticsearch.password: "<text:span text:style-name="T61">kibana</text:span>" <text:s/></text:p>
      <text:p text:style-name="P57">elasticsearch.ssl.certificateAuthorities: config/elasticsearch-ca.pem</text:p>
      <text:p text:style-name="P57">xpack.encryptedSavedObjects.encryptionKey: ced06a2b1030f580ddb414e5082b6cc7</text:p>
      <text:p text:style-name="P57">xpack.reporting.encryptionKey: 2485cb870d950f8de03723e1f1f5be45</text:p>
      <text:p text:style-name="P57">xpack.security.encryptionKey: 1b42cbac294562327ddabe4b7e2575ea</text:p>
      <text:p text:style-name="P57"/>
      <text:p text:style-name="P68"><text:span text:style-name="T45">Здесь указываем новый пароль </text:span>для пользователя kibana <text:span text:style-name="T64">(параметр </text:span><text:span text:style-name="T56">elasticsearch.password</text:span><text:span text:style-name="T64">)</text:span> и <text:span text:style-name="T45">3 строки конфигурации </text:span><text:span text:style-name="T65">xpack.*</text:span><text:span text:style-name="T66"> (что получили ранее)</text:span>.</text:p>
      <text:p text:style-name="P68"/>
      <text:p text:style-name="P69">Сохраняем, <text:span text:style-name="T67">перестартовываем под в кубере</text:span></text:p>
      <text:p text:style-name="P52"/>
      <text:p text:style-name="P52">Открываем <text:s/>- <text:a xlink:type="simple" xlink:href="http://localhost:30435/" text:style-name="Internet_20_link" text:visited-style-name="Visited_20_Internet_20_Link">http://localhost:30435/</text:a></text:p>
      <text:p text:style-name="P70"><text:soft-page-break/></text:p>
      <text:p text:style-name="P70">Вводим код, <text:span text:style-name="T55"><text:s/></text:span>вводим логин <text:span text:style-name="T55">и пароль эластика — elastic:elastic</text:span></text:p>
      <text:p text:style-name="P70"/>
      <text:p text:style-name="P52">Должн<text:span text:style-name="T63">о </text:span><text:s/>все заработать.</text:p>
      <text:p text:style-name="P52"/>
      <text:p text:style-name="P71">Полезные команда эластика</text:p>
      <text:p text:style-name="P52"/>
      <text:p text:style-name="P72">Проверка коннекста к эластику из пода кибаны:</text:p>
      <text:p text:style-name="P73"><text:s/>curl -XGET https://elastic-service:9200 -u kibana:kibana -k</text:p>
      <text:p text:style-name="P73"/>
      <text:p text:style-name="P74">Добавление нового пользователя в эластик с ролью:</text:p>
      <text:p text:style-name="P75"><text:span text:style-name="Source_20_Text"><text:span text:style-name="T68">bin/elasticsearch-users useradd </text:span></text:span><text:span text:style-name="Source_20_Text"><text:span text:style-name="T69">kibana2</text:span></text:span><text:span text:style-name="Source_20_Text"><text:span text:style-name="T68"> -p </text:span></text:span><text:span text:style-name="Source_20_Text"><text:span text:style-name="T69">kibana</text:span></text:span><text:span text:style-name="Source_20_Text"><text:span text:style-name="T68"> -r </text:span></text:span><text:span text:style-name="Source_20_Text"><text:span text:style-name="T69">kibana_user,superuser</text:span></text:span></text:p>
      <text:p text:style-name="P73"/>
      <text:p text:style-name="P74">Добавление существующему пользователю роль:</text:p>
      <text:p text:style-name="P52">bin/elasticsearch-users roles --add kibana_user kibana1</text:p>
      <text:p text:style-name="P76"/>
      <text:p text:style-name="P77"/>
      <text:p text:style-name="P78"/>
      <text:p text:style-name="P79"><text:tab/><text:span text:style-name="T70">Ошибка Fleet</text:span></text:p>
      <text:p text:style-name="P80"/>
      <text:p text:style-name="P81">Если будет в логах ошибка что-то вроде - «fleet-message-signing-keys Unsupported state or unable to authenticate data», делаем так:</text:p>
      <text:p text:style-name="P81"/>
      <text:p text:style-name="P82"><text:span text:style-name="Source_20_Text"><text:span text:style-name="T71">- Открываем Кибану, DevTools, далее делаем запрос:</text:span></text:span></text:p>
      <text:p text:style-name="P81"/>
      <text:p text:style-name="P82"><text:span text:style-name="Source_20_Text"><text:span text:style-name="T71">#Создаем суперпользователя и роль для него :</text:span></text:span></text:p>
      <text:p text:style-name="P83"><text:span text:style-name="Source_20_Text"><text:span text:style-name="T71">POST _security/role/fleet_superuser</text:span></text:span></text:p>
      <text:p text:style-name="P83"><text:span text:style-name="Source_20_Text"><text:span text:style-name="T71"><text:s/>{</text:span></text:span></text:p>
      <text:p text:style-name="P83"><text:span text:style-name="Source_20_Text"><text:span text:style-name="T71"><text:s text:c="4"/>"indices": [</text:span></text:span></text:p>
      <text:p text:style-name="P83"><text:span text:style-name="Source_20_Text"><text:span text:style-name="T71"><text:s text:c="8"/>{</text:span></text:span></text:p>
      <text:p text:style-name="P83"><text:span text:style-name="Source_20_Text"><text:span text:style-name="T71"><text:s text:c="12"/>"names": [".fleet*",".kibana*"],</text:span></text:span></text:p>
      <text:p text:style-name="P83"><text:span text:style-name="Source_20_Text"><text:span text:style-name="T71"><text:s text:c="12"/>"privileges": ["all"],</text:span></text:span></text:p>
      <text:p text:style-name="P83"><text:span text:style-name="Source_20_Text"><text:span text:style-name="T71"><text:s text:c="12"/>"allow_restricted_indices": true</text:span></text:span></text:p>
      <text:p text:style-name="P83"><text:span text:style-name="Source_20_Text"><text:span text:style-name="T71"><text:s text:c="8"/>}</text:span></text:span></text:p>
      <text:p text:style-name="P83"><text:span text:style-name="Source_20_Text"><text:span text:style-name="T71"><text:s text:c="4"/>]</text:span></text:span></text:p>
      <text:p text:style-name="P83"><text:span text:style-name="Source_20_Text"><text:span text:style-name="T71"><text:s text:c="2"/>}</text:span></text:span></text:p>
      <text:p text:style-name="P83"><text:span text:style-name="Source_20_Text"><text:span text:style-name="T71"><text:s text:c="8"/></text:span></text:span></text:p>
      <text:p text:style-name="P83"><text:span text:style-name="Source_20_Text"><text:span text:style-name="T71">POST _security/user/fleet_superuser </text:span></text:span></text:p>
      <text:p text:style-name="P83"><text:span text:style-name="Source_20_Text"><text:span text:style-name="T71"><text:s/>{</text:span></text:span></text:p>
      <text:p text:style-name="P83"><text:span text:style-name="Source_20_Text"><text:span text:style-name="T71"><text:s text:c="4"/>"password": "password",</text:span></text:span></text:p>
      <text:p text:style-name="P83"><text:span text:style-name="Source_20_Text"><text:span text:style-name="T71"><text:s text:c="4"/>"roles": ["superuser", "fleet_superuser"]</text:span></text:span></text:p>
      <text:p text:style-name="P82"><text:span text:style-name="Source_20_Text"><text:span text:style-name="T71"><text:s text:c="2"/>}</text:span></text:span></text:p>
      <text:p text:style-name="P81"><text:span text:style-name="Source_20_Text"><text:span text:style-name="T71"/></text:span></text:p>
      <text:p text:style-name="P81"><text:span text:style-name="Source_20_Text"><text:span text:style-name="T71"/></text:span></text:p>
      <text:p text:style-name="P81"><text:span text:style-name="Source_20_Text"><text:span text:style-name="T72">Удаляем - </text:span></text:span>singing key SO, <text:span text:style-name="T73">запускаем из системной командной строки </text:span>:</text:p>
      <text:p text:style-name="P83"><text:span text:style-name="Source_20_Text"><text:span text:style-name="T71"/></text:span></text:p>
      <text:p text:style-name="P83"><text:span text:style-name="Source_20_Text"><text:span text:style-name="T71">curl -sk -XPOST --user fleet_superuser:password -H 'content-type:application/json' \</text:span></text:span></text:p>
      <text:p text:style-name="P83"><text:span text:style-name="Source_20_Text"><text:span text:style-name="T71"><text:s text:c="4"/>-H'x-elastic-product-origin:fleet' \</text:span></text:span></text:p>
      <text:p text:style-name="P83"><text:span text:style-name="Source_20_Text"><text:span text:style-name="T71"><text:s text:c="3"/>https://</text:span></text:span><text:span text:style-name="Source_20_Text"><text:span text:style-name="T74">localhost</text:span></text:span><text:span text:style-name="Source_20_Text"><text:span text:style-name="T71">:</text:span></text:span><text:span text:style-name="Source_20_Text"><text:span text:style-name="T74">30434</text:span></text:span><text:span text:style-name="Source_20_Text"><text:span text:style-name="T71">/.kibana_ingest/_delete_by_query \</text:span></text:span></text:p>
      <text:p text:style-name="P83"><text:span text:style-name="Source_20_Text"><text:span text:style-name="T71"><text:s text:c="3"/>-d '{</text:span></text:span></text:p>
      <text:p text:style-name="P83"><text:span text:style-name="Source_20_Text"><text:span text:style-name="T71"><text:s text:c="4"/>"query": {</text:span></text:span></text:p>
      <text:p text:style-name="P83"><text:span text:style-name="Source_20_Text"><text:span text:style-name="T71"><text:s text:c="6"/>"bool": {"filter": [</text:span></text:span></text:p>
      <text:p text:style-name="P83"><text:span text:style-name="Source_20_Text"><text:span text:style-name="T71"><text:s text:c="8"/>{"match": {"type": "fleet-message-signing-keys"}}</text:span></text:span></text:p>
      <text:p text:style-name="P83"><text:span text:style-name="Source_20_Text"><text:span text:style-name="T71"><text:s text:c="6"/>]}</text:span></text:span></text:p>
      <text:p text:style-name="P83"><text:span text:style-name="Source_20_Text"><text:span text:style-name="T71"><text:s text:c="4"/>}</text:span></text:span></text:p>
      <text:p text:style-name="P82"><text:span text:style-name="Source_20_Text"><text:span text:style-name="T71"><text:s text:c="2"/>}'</text:span></text:span></text:p>
      <text:p text:style-name="P81"><text:span text:style-name="Source_20_Text"><text:span text:style-name="T71"/></text:span></text:p>
      <text:p text:style-name="P81"><text:span text:style-name="T75">Удаляем - </text:span>uninstall token SO:</text:p>
      <text:p text:style-name="P83"><text:span text:style-name="Source_20_Text"><text:span text:style-name="T71"/></text:span></text:p>
      <text:p text:style-name="P83"><text:soft-page-break/><text:span text:style-name="Source_20_Text"><text:span text:style-name="T71">curl -sk -XPOST --user fleet_superuser:password -H 'content-type:application/json' \</text:span></text:span></text:p>
      <text:p text:style-name="P83"><text:span text:style-name="Source_20_Text"><text:span text:style-name="T71"><text:s text:c="4"/>-H'x-elastic-product-origin:fleet' \</text:span></text:span></text:p>
      <text:p text:style-name="P82"><text:span text:style-name="Source_20_Text"><text:span text:style-name="T71"><text:s text:c="3"/>https://</text:span></text:span><text:span text:style-name="Source_20_Text"><text:span text:style-name="T74">localhost</text:span></text:span><text:span text:style-name="Source_20_Text"><text:span text:style-name="T71">:</text:span></text:span><text:span text:style-name="Source_20_Text"><text:span text:style-name="T74">30434</text:span></text:span><text:span text:style-name="Source_20_Text"><text:span text:style-name="T71">/.kibana_ingest/_delete_by_query \</text:span></text:span></text:p>
      <text:p text:style-name="P83"><text:span text:style-name="Source_20_Text"><text:span text:style-name="T71"><text:s text:c="3"/>-d '{</text:span></text:span></text:p>
      <text:p text:style-name="P83"><text:span text:style-name="Source_20_Text"><text:span text:style-name="T71"><text:s text:c="4"/>"query": {</text:span></text:span></text:p>
      <text:p text:style-name="P83"><text:span text:style-name="Source_20_Text"><text:span text:style-name="T71"><text:s text:c="6"/>"bool": {"filter": [</text:span></text:span></text:p>
      <text:p text:style-name="P83"><text:span text:style-name="Source_20_Text"><text:span text:style-name="T71"><text:s text:c="8"/>{"match": {"type": "fleet-uninstall-tokens"}}</text:span></text:span></text:p>
      <text:p text:style-name="P83"><text:span text:style-name="Source_20_Text"><text:span text:style-name="T71"><text:s text:c="6"/>]}</text:span></text:span></text:p>
      <text:p text:style-name="P83"><text:span text:style-name="Source_20_Text"><text:span text:style-name="T71"><text:s text:c="4"/>}</text:span></text:span></text:p>
      <text:p text:style-name="P82"><text:span text:style-name="Source_20_Text"><text:span text:style-name="T71"><text:s text:c="2"/>}'</text:span></text:span></text:p>
      <text:p text:style-name="P81"><text:span text:style-name="Source_20_Text"><text:span text:style-name="T71"/></text:span></text:p>
      <text:p text:style-name="P81"><text:span text:style-name="Source_20_Text"><text:span text:style-name="T76">Р</text:span></text:span><text:span text:style-name="Source_20_Text"><text:span text:style-name="T72">естртовать Кибану — для переинициализации токенов, </text:span></text:span><text:span text:style-name="Source_20_Text"><text:span text:style-name="T77">проверяем — не должно быть ошибок чтения ключей Fleet, открываем Кибану → Management → Fleet, должно запуститься.</text:span></text:span></text:p>
      <text:p text:style-name="P84"/>
      <text:p text:style-name="P85">Удаляем суперпользователя и его роль <text:span text:style-name="T73">(запускаем из DevTools Кибаны)</text:span>:</text:p>
      <text:p text:style-name="P85"/>
      <text:p text:style-name="P83"><text:span text:style-name="Source_20_Text"><text:span text:style-name="T71">DELETE _security/user/fleet_superuser</text:span></text:span></text:p>
      <text:p text:style-name="P83"><text:span text:style-name="Source_20_Text"><text:span text:style-name="T71">DELETE _security/role/fleet_superuser</text:span></text:span></text:p>
      <text:p text:style-name="P83"><text:span text:style-name="Source_20_Text"><text:span text:style-name="T7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11T10:05:37.432337069</meta:creation-date>
    <dc:date>2026-02-07T15:41:47.536686264</dc:date>
    <meta:editing-duration>P2DT9H56M54S</meta:editing-duration>
    <meta:editing-cycles>165</meta:editing-cycles>
    <meta:generator>LibreOffice/25.2.3.2$Linux_X86_64 LibreOffice_project/520$Build-2</meta:generator>
    <meta:document-statistic meta:table-count="0" meta:image-count="0" meta:object-count="0" meta:page-count="7" meta:paragraph-count="204" meta:word-count="1096" meta:character-count="10602" meta:non-whitespace-character-count="9478"/>
  </office:meta>
</office:document-meta>
</file>